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4C00000296FF774EA24A45D27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616cm, 1.175cm, 0.595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1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8.798cm" svg:height="10.299cm" svg:x="1.396cm" svg:y="3.401cm">
            <draw:image xlink:href="Pictures/100000000000044C00000296FF774EA24A45D278.png" xlink:type="simple" xlink:show="embed" xlink:actuate="onLoad" loext:mime-type="image/png">
              <text:p/>
            </draw:image>
          </draw:frame>
          <draw:frame draw:style-name="gr2" draw:text-style-name="P2" draw:layer="layout" svg:width="1.3cm" svg:height="0.962cm" svg:x="1.5cm" svg:y="2.738cm">
            <draw:text-box>
              <text:p>(a)</text:p>
            </draw:text-box>
          </draw:frame>
          <draw:frame draw:style-name="gr2" draw:text-style-name="P2" draw:layer="layout" svg:width="1.3cm" svg:height="0.962cm" svg:x="11.6cm" svg:y="2.738cm">
            <draw:text-box>
              <text:p>(b)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3T12:37:43.555999088</meta:creation-date>
    <dc:date>2019-05-23T12:39:13.373983758</dc:date>
    <meta:editing-duration>PT1M30S</meta:editing-duration>
    <meta:editing-cycles>1</meta:editing-cycles>
    <meta:document-statistic meta:object-count="4"/>
    <meta:generator>LibreOffice/6.2.3.2$Linux_X86_64 LibreOffice_project/aecc05fe267cc68dde00352a451aa867b3b546ac</meta:generator>
  </office:meta>
</office:document-meta>
</file>